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29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Toekening na x aantal maanden</text:p>
          </table:table-cell>
          <table:table-cell table:style-name="ce1" office:value-type="string" calcext:value-type="string">
            <text:p>Bijzonderheden</text:p>
          </table:table-cell>
          <table:table-cell/>
        </table:table-row>
        <table:table-row table:style-name="ro2">
          <table:table-cell table:style-name="ce2" office:value-type="string" calcext:value-type="string">
            <text:p>Drenthe (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 en Hunz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ssen Ass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orger-Odoor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oevor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mm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oogeve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epp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dden-Drenth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oordenvel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ynaarlo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estervel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 Wol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Flevoland (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lmere 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ronten 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elystad 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oordoostpold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r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eewold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Friesland (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chtkarspelen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eet: Kansregeling. Extra voorwaarden: vrijwilligerswerk doen of mantelzorger zijn.</text:p>
          </table:table-cell>
          <table:table-cell/>
        </table:table-row>
        <table:table-row table:style-name="ro1">
          <table:table-cell office:value-type="string" calcext:value-type="string">
            <text:p><text:s/>Ameland 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antumade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 Friese Mer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rlin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erenve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eeuwar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rdeast-Fryslâ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oststellingwerf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ster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chiermonnikoog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mallinger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údwest-Fryslâ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erschelling 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ietjerksterade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lie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aadhoek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eststellingwerf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Gelderland Gelderland (5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lt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peldoor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rnhe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arnevel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rg en Da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rkellan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aanvraag gedaan met minder dan 36 maanden)</text:p>
          </table:table-cell>
          <table:table-cell/>
        </table:table-row>
        <table:table-row table:style-name="ro1">
          <table:table-cell office:value-type="string" calcext:value-type="string">
            <text:p><text:s/>Beunin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onckhors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umm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ur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ulemborg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oesburg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oetinche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rut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uiven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d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lburg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p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rmelo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rderw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tte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erd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um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ingewaar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che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aasdri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ontfer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eder-Betuw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ijkerk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ijme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nspee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ldebroe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ost Gel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aanvraag gedaan met minder dan 36 maanden)</text:p>
          </table:table-cell>
          <table:table-cell/>
        </table:table-row>
        <table:table-row table:style-name="ro1">
          <table:table-cell office:value-type="string" calcext:value-type="string">
            <text:p><text:s/>Oude IJsselstree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betuw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utt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nku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he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zendaa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cherpenze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i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oors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agenin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Betuw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est Maas en Waal 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estervoor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ijch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interswij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aanvraag gedaan met minder dan 36 maanden)</text:p>
          </table:table-cell>
          <table:table-cell/>
        </table:table-row>
        <table:table-row table:style-name="ro1">
          <table:table-cell office:value-type="string" calcext:value-type="string">
            <text:p><text:s/>Zaltbomm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evenaar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utph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Groningen (provincie) Groningen (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ppingedam Appingedam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lfzijl Delfzijl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ningen (gemeente) Groning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t Hogeland Het Hoge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ppersum Loppersum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dden-Groningen Midden-Gronin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ldambt Oldamb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ekela Pekela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tadskanaal Stadskanaa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eendam Veenda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esterkwartier Westerkwarti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wold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Limburg Limburg (3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ee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ekdael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es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rgen (Limburg)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unssu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cht-Susteren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ijsden-Margrat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ennep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ulpen-Witte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erl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orst aan de Maas 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Kerkrad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andgraaf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eudal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aasgou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speciale voorwaarden: voor maatschappelijke actief betrokkenen)</text:p>
          </table:table-cell>
          <table:table-cell office:value-type="string" calcext:value-type="string">
            <text:p>Link:<text:a xlink:href="https://www.gemeentemaasgouw.nl/wonen-leven/onderwerpen-a-tm-z_42462/product/regelingen-voor-mensen-met-een-laag-inkomen_167.html" xlink:type="simple">https://www.gemeentemaasgouw.nl/wonen-leven/onderwerpen-a-tm-z_42462/product/regelingen-voor-mensen-met-een-laag-inkomen_167.html</text:a></text:p>
          </table:table-cell>
        </table:table-row>
        <table:table-row table:style-name="ro1">
          <table:table-cell office:value-type="string" calcext:value-type="string">
            <text:p><text:s/>Maastrich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eerss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ook en Middelaa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ederweer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eel en Maa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erdalen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ermo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impelvel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 Sittard-Geleen</text:p>
            <text:p/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tei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aa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alkenburg aan de Geu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enlo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enray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oerendaa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eer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Noord-Brabant Noord-Brabant (6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en-Chaa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na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sten 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aarle-Nassau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rge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rgen op Zoo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rnhez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s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lad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oek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oxme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oxt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eda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ranendonc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u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urn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ong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rimmel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ers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indhov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tten-Leu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eertruidenberg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eldrop-Mierlo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emert-Bak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ilze en Rij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oirl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ave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ar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lderberg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eze-Leend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lmond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s-Hertogenbosch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usd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ilvarenbee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aarbee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ander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on op Zand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erijsta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ll en Sint Hubert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oerd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enen, Gerwen en Nederwetten Nuenen c.a.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irschot Oirscho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isterwijk Oisterw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osterhout Oosterhou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ss Os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usel-De Mierden Reusel-De Mier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osendaal Roosendaa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ucphen Rucph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int Anthonis Sint Anthoni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int-Michielsgest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omeren Somer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on en Breug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teenber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ilburg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alkenswaar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eldhov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ugh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aalr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aalwijk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oensdrech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under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Noord-Holland Noord-Holland (4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lsmeer Aalsme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lkmaar Alkmaa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mstelveen Amstelve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msterdam Amsterda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emster Beemster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rgen (Noord-Holland) Ber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verwijk Beverw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laricum Blaricu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loemendaal Bloemendaa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astricum Castricu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n Helder Den Held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emen Diem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rechterland Drechter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dam-Volendam Edam-Volenda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nkhuizen Enkhuiz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ise Mer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arlem Haarle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arlemmermeer Haarlemmerme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emskerk Heemsker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emstede Heemsted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erhugowaard Heerhugowaar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iloo Heiloo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ilversum Hilversu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ollands Kroon Hollands Kroo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oorn Hoor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uizen Huiz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Koggenland Koggen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andsmeer Landsme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angedijk Langed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aren Lar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edemblik Medembli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ostzaan Oostzaa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meer Opme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uder-Amstel Ouder-Amst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urmerend Purmerend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chagen Scha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tede Broec Stede Broec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exel Tex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itgeest Uitgees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ithoorn Uithoor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elsen Vels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aterland Water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eesp Weesp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ijdemeren Wijdemer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ormerland Wormerland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aanstad Zaanstad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andvoort Zandvoor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Overijssel Overijssel (2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lmelo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orn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alfsen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venter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nkel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nsched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aksber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rdenberg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llendoor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ngelo Hengelo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of van Twente Hof van Twent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Kampen Kamp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sser Loss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ldenzaal Oldenzaa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lst-Wijhe Olst-Wijh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mmen Omm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aalte Raalt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jssen-Holt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taphorst Staphors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teenwijkerland Steenwijker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ubbergen Tubber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wenterand Twenter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ierden Wier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wartewaterland Zwartewater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wolle Zwoll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Utrecht (provincie) Utrecht (2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mersfoort Amersfoor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Leusden: 36)</text:p>
          </table:table-cell>
          <table:table-cell/>
        </table:table-row>
        <table:table-row table:style-name="ro1">
          <table:table-cell office:value-type="string" calcext:value-type="string">
            <text:p><text:s/>Baarn Baar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 Bilt De Bil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unnik Bunni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unschoten Bunschot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emnes Eemne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outen Hout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Jsselstein IJsselstei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eusden Leus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pik Lopi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ontfoort Montfoor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ieuwegein Nieuwegei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udewater Oudewat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nswoude Renswoud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henen Rhen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 Ronde Ven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oest Soes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tichtse Vech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trecht (gemeente) Utrech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trechtse Heuvelrug Utrechtse Heuvelrug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eenendaal Veenendaa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jfheerenlan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ijk bij Duurstede Wijk bij Duursted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oerden Woer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oudenberg Woudenberg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eist Zeis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ee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orsele Borsel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oes Goe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ulst Huls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Kapelle Kapell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ddelburg Middelburg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oord-Beveland Noord-Beve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imerswaal Reimerswaa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chouwen-Duive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luis Slui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erneuzen Terneuz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holen Thol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eere Veer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lissingen Vlissin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Zuid-Holland (5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lblasserdam Alblasserd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Persoonlijk minimabudget)</text:p>
          </table:table-cell>
          <table:table-cell/>
        </table:table-row>
        <table:table-row table:style-name="ro1">
          <table:table-cell office:value-type="string" calcext:value-type="string">
            <text:p><text:s/>Albrandswaard Albrandswaar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lphen aan den Rijn Alphen aan den Rij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arendrecht Barendrech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odegraven-Reeuwijk Bodegraven-Reeuw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ielle Briel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Heet Minimatoeslag)</text:p>
          </table:table-cell>
          <table:table-cell/>
        </table:table-row>
        <table:table-row table:style-name="ro1">
          <table:table-cell office:value-type="string" calcext:value-type="string">
            <text:p><text:s/>Capelle aan den IJssel Capelle aan den IJssel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lft Delft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n Haag Den Haag ('s-Gravenhage)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ordrecht Dordrec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Minimabudget)</text:p>
          </table:table-cell>
          <table:table-cell/>
        </table:table-row>
        <table:table-row table:style-name="ro1">
          <table:table-cell office:value-type="string" calcext:value-type="string">
            <text:p><text:s/>Goeree-Overflakkee Goeree-Overflakke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orinchem Gorinche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ouda Gouda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ardinxveld-Giessendam Hardinxveld-Giessendam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llevoetsluis Hellevoetslui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endrik-Ido-Ambacht Hendrik-Ido-Ambach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Hillegom Hillegom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ksche Waar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Kaag en Braassem Kaag en Braasse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Katwijk Katw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Krimpen aan den IJssel Krimpen aan den IJsse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mpenerwaar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ansingerland Lansinger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eiden Lei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eiderdorp Leiderdorp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eidschendam-Voorburg Leidschendam-Voorburg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isse Lis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Persoonondersteunend Budget)</text:p>
          </table:table-cell>
          <table:table-cell/>
        </table:table-row>
        <table:table-row table:style-name="ro1">
          <table:table-cell office:value-type="string" calcext:value-type="string">
            <text:p><text:s/>Maassluis Maasslui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dden-Delfland Midden-Delf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nland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ieuwkoop Nieuwkoop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issewaard Nissewaa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Individuele Minima Toeslag)</text:p>
          </table:table-cell>
          <table:table-cell/>
        </table:table-row>
        <table:table-row table:style-name="ro1">
          <table:table-cell office:value-type="string" calcext:value-type="string">
            <text:p><text:s/>Noordwijk Noordwij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Persoonondersteunend Budget)</text:p>
          </table:table-cell>
          <table:table-cell/>
        </table:table-row>
        <table:table-row table:style-name="ro1">
          <table:table-cell office:value-type="string" calcext:value-type="string">
            <text:p><text:s/>Oegstgeest Oegstgees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apendrecht Papendrec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Minimabudget)</text:p>
          </table:table-cell>
          <table:table-cell/>
        </table:table-row>
        <table:table-row table:style-name="ro1">
          <table:table-cell office:value-type="string" calcext:value-type="string">
            <text:p><text:s/>Pijnacker-Nootdorp Pijnacker-Nootdorp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idderkerk Ridderker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T/m 2012: 60 maanden)</text:p>
          </table:table-cell>
          <table:table-cell/>
        </table:table-row>
        <table:table-row table:style-name="ro1">
          <table:table-cell office:value-type="string" calcext:value-type="string">
            <text:p><text:s/>Rijswijk Rijswij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tterdam Rotterd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T/m 2018: 60 maanden)</text:p>
          </table:table-cell>
          <table:table-cell/>
        </table:table-row>
        <table:table-row table:style-name="ro1">
          <table:table-cell office:value-type="string" calcext:value-type="string">
            <text:p><text:s/>Schiedam Schieda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liedrecht Sliedrec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Minimabudget)</text:p>
          </table:table-cell>
          <table:table-cell/>
        </table:table-row>
        <table:table-row table:style-name="ro1">
          <table:table-cell office:value-type="string" calcext:value-type="string">
            <text:p><text:s/>Teylingen Teylingen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laardingen Vlaarding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oorschoten Voorschot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addinxveen Waddinxveen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assenaar Wassenaa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estland Westlan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estvoorne Westvoorn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oetermeer Zoeterme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oeterwoude Zoeterwoud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uidplas Zuidpla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wijndrecht Zwijndrec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Minimabudget)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ce1" office:value-type="string" calcext:value-type="string">
            <text:p>Trefwoo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durigheidstoes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viduele inkomenstoes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teperiod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-00-0000</text:date>, <text:time style:data-style-name="N2" text:time-value="16:58:50.26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0:30:11.761000000</meta:creation-date>
    <dc:date>2019-08-08T17:29:48.225000000</dc:date>
    <meta:editing-duration>PT3H36M32S</meta:editing-duration>
    <meta:editing-cycles>70</meta:editing-cycles>
    <meta:generator>LibreOffice/6.2.4.2$Windows_X86_64 LibreOffice_project/2412653d852ce75f65fbfa83fb7e7b669a126d64</meta:generator>
    <meta:document-statistic meta:table-count="1" meta:cell-count="746" meta:object-count="0"/>
  </office:meta>
</office:document-meta>
</file>